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8"/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.689cm" svg:height="11.767cm" svg:x="8.18cm" svg:y="1.725cm">
            <draw:object draw:notify-on-update-of-ranges="Sheet1.A1:Sheet1.A1 Sheet1.A2:Sheet1.A26 Sheet1.B1:Sheet1.B1 Sheet1.B2:Sheet1.B26 Sheet1.C1:Sheet1.C1 Sheet1.C2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Actual</text:p>
          </table:table-cell>
          <table:table-cell table:style-name="ce4" office:value-type="string" calcext:value-type="string">
            <text:p>Desired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date" office:date-value="2024-11-04" calcext:value-type="date">
            <text:p>04Nov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Siz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2" table:formula="of:=[.A2]+7" office:value-type="date" office:date-value="2024-11-11" calcext:value-type="date">
            <text:p>11Nov</text:p>
          </table:table-cell>
          <table:table-cell office:value-type="float" office:value="9.3" calcext:value-type="float">
            <text:p>9.3</text:p>
          </table:table-cell>
          <table:table-cell table:formula="of:=[.C2]+OrigSize/Weeks" office:value-type="float" office:value="6.19047619047619" calcext:value-type="float">
            <text:p>6</text:p>
          </table:table-cell>
          <table:table-cell/>
          <table:table-cell office:value-type="string" calcext:value-type="string">
            <text:p>Week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table:formula="of:=[.A3]+7" office:value-type="date" office:date-value="2024-11-18" calcext:value-type="date">
            <text:p>18Nov</text:p>
          </table:table-cell>
          <table:table-cell table:formula="of:=[.B3]" office:value-type="float" office:value="9.3" calcext:value-type="float">
            <text:p>9.3</text:p>
          </table:table-cell>
          <table:table-cell table:formula="of:=[.C3]+OrigSize/Weeks" office:value-type="float" office:value="12.3809523809524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table:formula="of:=[.A4]+7" office:value-type="date" office:date-value="2024-11-25" calcext:value-type="date">
            <text:p>25Nov</text:p>
          </table:table-cell>
          <table:table-cell table:formula="of:=[.B4]" office:value-type="float" office:value="9.3" calcext:value-type="float">
            <text:p>9.3</text:p>
          </table:table-cell>
          <table:table-cell table:formula="of:=[.C4]+OrigSize/Weeks" office:value-type="float" office:value="18.5714285714286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2" table:formula="of:=[.A5]+7" office:value-type="date" office:date-value="2024-12-02" calcext:value-type="date">
            <text:p>02Dec</text:p>
          </table:table-cell>
          <table:table-cell table:formula="of:=[.B5]" office:value-type="float" office:value="9.3" calcext:value-type="float">
            <text:p>9.3</text:p>
          </table:table-cell>
          <table:table-cell table:formula="of:=[.C5]+OrigSize/Weeks" office:value-type="float" office:value="24.7619047619048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2" table:formula="of:=[.A6]+7" office:value-type="date" office:date-value="2024-12-09" calcext:value-type="date">
            <text:p>09Dec</text:p>
          </table:table-cell>
          <table:table-cell table:formula="of:=[.B6]" office:value-type="float" office:value="9.3" calcext:value-type="float">
            <text:p>9.3</text:p>
          </table:table-cell>
          <table:table-cell table:formula="of:=[.C6]+OrigSize/Weeks" office:value-type="float" office:value="30.95238095238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2" table:formula="of:=[.A7]+7" office:value-type="date" office:date-value="2024-12-16" calcext:value-type="date">
            <text:p>16Dec</text:p>
          </table:table-cell>
          <table:table-cell table:formula="of:=[.B7]" office:value-type="float" office:value="9.3" calcext:value-type="float">
            <text:p>9.3</text:p>
          </table:table-cell>
          <table:table-cell table:formula="of:=[.C7]+OrigSize/Weeks" office:value-type="float" office:value="37.1428571428571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2" table:formula="of:=[.A8]+7" office:value-type="date" office:date-value="2024-12-23" calcext:value-type="date">
            <text:p>23Dec</text:p>
          </table:table-cell>
          <table:table-cell table:formula="of:=[.B8]" office:value-type="float" office:value="9.3" calcext:value-type="float">
            <text:p>9.3</text:p>
          </table:table-cell>
          <table:table-cell table:formula="of:=[.C8]+OrigSize/Weeks" office:value-type="float" office:value="43.333333333333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2" table:formula="of:=[.A9]+7" office:value-type="date" office:date-value="2024-12-30" calcext:value-type="date">
            <text:p>30Dec</text:p>
          </table:table-cell>
          <table:table-cell table:formula="of:=[.B9]" office:value-type="float" office:value="9.3" calcext:value-type="float">
            <text:p>9.3</text:p>
          </table:table-cell>
          <table:table-cell table:formula="of:=[.C9]+OrigSize/Weeks" office:value-type="float" office:value="49.5238095238095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2" table:formula="of:=[.A10]+7" office:value-type="date" office:date-value="2025-01-06" calcext:value-type="date">
            <text:p>06Jan</text:p>
          </table:table-cell>
          <table:table-cell table:formula="of:=[.B10]" office:value-type="float" office:value="9.3" calcext:value-type="float">
            <text:p>9.3</text:p>
          </table:table-cell>
          <table:table-cell table:formula="of:=[.C10]+OrigSize/Weeks" office:value-type="float" office:value="55.7142857142857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2" table:formula="of:=[.A11]+7" office:value-type="date" office:date-value="2025-01-13" calcext:value-type="date">
            <text:p>13Jan</text:p>
          </table:table-cell>
          <table:table-cell table:formula="of:=[.B11]" office:value-type="float" office:value="9.3" calcext:value-type="float">
            <text:p>9.3</text:p>
          </table:table-cell>
          <table:table-cell table:formula="of:=[.C11]+OrigSize/Weeks" office:value-type="float" office:value="61.9047619047619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2" table:formula="of:=[.A12]+7" office:value-type="date" office:date-value="2025-01-20" calcext:value-type="date">
            <text:p>20Jan</text:p>
          </table:table-cell>
          <table:table-cell table:formula="of:=[.B12]" office:value-type="float" office:value="9.3" calcext:value-type="float">
            <text:p>9.3</text:p>
          </table:table-cell>
          <table:table-cell table:formula="of:=[.C12]+OrigSize/Weeks" office:value-type="float" office:value="68.0952380952381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2" table:formula="of:=[.A13]+7" office:value-type="date" office:date-value="2025-01-27" calcext:value-type="date">
            <text:p>27Jan</text:p>
          </table:table-cell>
          <table:table-cell table:formula="of:=[.B13]" office:value-type="float" office:value="9.3" calcext:value-type="float">
            <text:p>9.3</text:p>
          </table:table-cell>
          <table:table-cell table:formula="of:=[.C13]+OrigSize/Weeks" office:value-type="float" office:value="74.2857142857143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2" table:formula="of:=[.A14]+7" office:value-type="date" office:date-value="2025-02-03" calcext:value-type="date">
            <text:p>03Feb</text:p>
          </table:table-cell>
          <table:table-cell table:formula="of:=[.B14]" office:value-type="float" office:value="9.3" calcext:value-type="float">
            <text:p>9.3</text:p>
          </table:table-cell>
          <table:table-cell table:formula="of:=[.C14]+OrigSize/Weeks" office:value-type="float" office:value="80.4761904761905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2" table:formula="of:=[.A15]+7" office:value-type="date" office:date-value="2025-02-10" calcext:value-type="date">
            <text:p>10Feb</text:p>
          </table:table-cell>
          <table:table-cell table:formula="of:=[.B15]" office:value-type="float" office:value="9.3" calcext:value-type="float">
            <text:p>9.3</text:p>
          </table:table-cell>
          <table:table-cell table:formula="of:=[.C15]+OrigSize/Weeks" office:value-type="float" office:value="86.666666666666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2" table:formula="of:=[.A16]+7" office:value-type="date" office:date-value="2025-02-17" calcext:value-type="date">
            <text:p>17Feb</text:p>
          </table:table-cell>
          <table:table-cell table:formula="of:=[.B16]" office:value-type="float" office:value="9.3" calcext:value-type="float">
            <text:p>9.3</text:p>
          </table:table-cell>
          <table:table-cell table:formula="of:=[.C16]+OrigSize/Weeks" office:value-type="float" office:value="92.8571428571429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2" table:formula="of:=[.A17]+7" office:value-type="date" office:date-value="2025-02-24" calcext:value-type="date">
            <text:p>24Feb</text:p>
          </table:table-cell>
          <table:table-cell table:formula="of:=[.B17]" office:value-type="float" office:value="9.3" calcext:value-type="float">
            <text:p>9.3</text:p>
          </table:table-cell>
          <table:table-cell table:formula="of:=[.C17]+OrigSize/Weeks" office:value-type="float" office:value="99.0476190476191" calcext:value-type="float">
            <text:p>99</text:p>
          </table:table-cell>
          <table:table-cell table:number-columns-repeated="3"/>
        </table:table-row>
        <table:table-row table:style-name="ro1">
          <table:table-cell table:style-name="ce2" table:formula="of:=[.A18]+7" office:value-type="date" office:date-value="2025-03-03" calcext:value-type="date">
            <text:p>03Mar</text:p>
          </table:table-cell>
          <table:table-cell table:formula="of:=[.B18]" office:value-type="float" office:value="9.3" calcext:value-type="float">
            <text:p>9.3</text:p>
          </table:table-cell>
          <table:table-cell table:formula="of:=[.C18]+OrigSize/Weeks" office:value-type="float" office:value="105.23809523809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2" table:formula="of:=[.A19]+7" office:value-type="date" office:date-value="2025-03-10" calcext:value-type="date">
            <text:p>10Mar</text:p>
          </table:table-cell>
          <table:table-cell table:formula="of:=[.B19]" office:value-type="float" office:value="9.3" calcext:value-type="float">
            <text:p>9.3</text:p>
          </table:table-cell>
          <table:table-cell table:formula="of:=[.C19]+OrigSize/Weeks" office:value-type="float" office:value="111.42857142857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2" table:formula="of:=[.A20]+7" office:value-type="date" office:date-value="2025-03-17" calcext:value-type="date">
            <text:p>17Mar</text:p>
          </table:table-cell>
          <table:table-cell table:formula="of:=[.B20]" office:value-type="float" office:value="9.3" calcext:value-type="float">
            <text:p>9.3</text:p>
          </table:table-cell>
          <table:table-cell table:formula="of:=[.C20]+OrigSize/Weeks" office:value-type="float" office:value="117.61904761904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2" table:formula="of:=[.A21]+7" office:value-type="date" office:date-value="2025-03-24" calcext:value-type="date">
            <text:p>24Mar</text:p>
          </table:table-cell>
          <table:table-cell table:formula="of:=[.B21]" office:value-type="float" office:value="9.3" calcext:value-type="float">
            <text:p>9.3</text:p>
          </table:table-cell>
          <table:table-cell table:formula="of:=[.C21]+OrigSize/Weeks" office:value-type="float" office:value="123.8095238095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2" table:formula="of:=[.A22]+7" office:value-type="date" office:date-value="2025-03-31" calcext:value-type="date">
            <text:p>31Mar</text:p>
          </table:table-cell>
          <table:table-cell table:formula="of:=[.B22]" office:value-type="float" office:value="9.3" calcext:value-type="float">
            <text:p>9.3</text:p>
          </table:table-cell>
          <table:table-cell table:formula="of:=[.C22]+OrigSize/Weeks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ce2" table:formula="of:=[.A23]+7" office:value-type="date" office:date-value="2025-04-07" calcext:value-type="date">
            <text:p>07Apr</text:p>
          </table:table-cell>
          <table:table-cell table:formula="of:=[.B23]" office:value-type="float" office:value="9.3" calcext:value-type="float">
            <text:p>9.3</text:p>
          </table:table-cell>
          <table:table-cell table:formula="of:=[.C23]+OrigSize/Weeks" office:value-type="float" office:value="136.19047619047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2" table:formula="of:=[.A24]+7" office:value-type="date" office:date-value="2025-04-14" calcext:value-type="date">
            <text:p>14Apr</text:p>
          </table:table-cell>
          <table:table-cell table:formula="of:=[.B24]" office:value-type="float" office:value="9.3" calcext:value-type="float">
            <text:p>9.3</text:p>
          </table:table-cell>
          <table:table-cell table:formula="of:=[.C24]+OrigSize/Weeks" office:value-type="float" office:value="142.380952380952" calcext:value-type="float">
            <text:p>142</text:p>
          </table:table-cell>
          <table:table-cell table:number-columns-repeated="3"/>
        </table:table-row>
        <table:table-row table:style-name="ro1">
          <table:table-cell table:style-name="ce2" table:formula="of:=[.A25]+7" office:value-type="date" office:date-value="2025-04-21" calcext:value-type="date">
            <text:p>21Apr</text:p>
          </table:table-cell>
          <table:table-cell table:formula="of:=[.B25]" office:value-type="float" office:value="9.3" calcext:value-type="float">
            <text:p>9.3</text:p>
          </table:table-cell>
          <table:table-cell table:formula="of:=[.C25]+OrigSize/Weeks" office:value-type="float" office:value="148.571428571429" calcext:value-type="float">
            <text:p>149</text:p>
          </table:table-cell>
          <table:table-cell table:number-columns-repeated="3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OrigSize" table:base-cell-address="$Sheet1.$E$2" table:cell-range-address="$Sheet1.$F$2:.$F$2"/>
        <table:named-range table:name="Weeks" table:base-cell-address="$Sheet1.$F$3" table:cell-range-address="$Sheet1.$F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18">
      <number:day number:style="long"/>
      <number:month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20:01:07.6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10T11:01:07.250121895</meta:creation-date>
    <dc:date>2024-11-12T20:27:08.337000000</dc:date>
    <meta:editing-duration>PT27M9S</meta:editing-duration>
    <meta:editing-cycles>17</meta:editing-cycles>
    <meta:generator>LibreOffice/24.8.2.1$Windows_X86_64 LibreOffice_project/0f794b6e29741098670a3b95d60478a65d05ef13</meta:generator>
    <meta:document-statistic meta:table-count="1" meta:cell-count="8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18">
      <number:day number:style="long"/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1.768cm" xlink:href=".." xlink:type="simple" chart:class="chart:line" chart:style-name="ch1">
        <chart:legend chart:legend-position="end" svg:x="21.161cm" svg:y="5.336cm" style:legend-expansion="high" chart:style-name="ch2"/>
        <chart:plot-area chart:style-name="ch3" table:cell-range-address="Sheet1.A1:Sheet1.C26" chart:data-source-has-labels="both" svg:x="0.473cm" svg:y="0.235cm" svg:width="20.215cm" svg:height="11.298cm">
          <chart:coordinate-region svg:x="1.317cm" svg:y="0.434cm" svg:width="19.371cm" svg:height="9.866cm"/>
          <chart:axis chart:dimension="x" chart:name="primary-x" chart:style-name="ch4" chartooo:axis-type="auto">
            <chartooo:date-scale/>
            <chart:categories table:cell-range-address="Sheet1.A2:Sheet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6" chart:label-cell-address="Sheet1.B1:Sheet1.B1" chart:class="chart:line">
            <chart:data-point chart:repeated="25"/>
          </chart:series>
          <chart:series chart:style-name="ch8" chart:values-cell-range-address="Sheet1.C2:Sheet1.C26" chart:label-cell-address="Sheet1.C1:Sheet1.C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B1:Sheet1.B1</svg:desc>
                </draw:g>
              </table:table-cell>
              <table:table-cell office:value-type="string">
                <text:p>Desir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5600">
                <text:p>45600</text:p>
                <draw:g>
                  <svg:desc>Sheet1.A2:Sheet1.A26</svg:desc>
                </draw:g>
              </table:table-cell>
              <table:table-cell office:value-type="float" office:value="0">
                <text:p>0</text:p>
                <draw:g>
                  <svg:desc>Sheet1.B2:Sheet1.B26</svg:desc>
                </draw:g>
              </table:table-cell>
              <table:table-cell office:value-type="float" office:value="0">
                <text:p>0</text:p>
                <draw:g>
                  <svg:desc>Sheet1.C2:Sheet1.C26</svg:desc>
                </draw:g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9.3">
                <text:p>9.3</text:p>
              </table:table-cell>
              <table:table-cell office:value-type="float" office:value="6.19047619047619">
                <text:p>6.19047619047619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9.3">
                <text:p>9.3</text:p>
              </table:table-cell>
              <table:table-cell office:value-type="float" office:value="12.3809523809524">
                <text:p>12.3809523809524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9.3">
                <text:p>9.3</text:p>
              </table:table-cell>
              <table:table-cell office:value-type="float" office:value="18.5714285714286">
                <text:p>18.5714285714286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9.3">
                <text:p>9.3</text:p>
              </table:table-cell>
              <table:table-cell office:value-type="float" office:value="24.7619047619048">
                <text:p>24.7619047619048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9.3">
                <text:p>9.3</text:p>
              </table:table-cell>
              <table:table-cell office:value-type="float" office:value="30.952380952381">
                <text:p>30.952380952381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9.3">
                <text:p>9.3</text:p>
              </table:table-cell>
              <table:table-cell office:value-type="float" office:value="37.1428571428571">
                <text:p>37.1428571428571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9.3">
                <text:p>9.3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9.3">
                <text:p>9.3</text:p>
              </table:table-cell>
              <table:table-cell office:value-type="float" office:value="49.5238095238095">
                <text:p>49.5238095238095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9.3">
                <text:p>9.3</text:p>
              </table:table-cell>
              <table:table-cell office:value-type="float" office:value="55.7142857142857">
                <text:p>55.7142857142857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9.3">
                <text:p>9.3</text:p>
              </table:table-cell>
              <table:table-cell office:value-type="float" office:value="61.9047619047619">
                <text:p>61.9047619047619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9.3">
                <text:p>9.3</text:p>
              </table:table-cell>
              <table:table-cell office:value-type="float" office:value="68.0952380952381">
                <text:p>68.0952380952381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9.3">
                <text:p>9.3</text:p>
              </table:table-cell>
              <table:table-cell office:value-type="float" office:value="74.2857142857143">
                <text:p>74.2857142857143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9.3">
                <text:p>9.3</text:p>
              </table:table-cell>
              <table:table-cell office:value-type="float" office:value="80.4761904761905">
                <text:p>80.4761904761905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9.3">
                <text:p>9.3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9.3">
                <text:p>9.3</text:p>
              </table:table-cell>
              <table:table-cell office:value-type="float" office:value="92.8571428571429">
                <text:p>92.8571428571429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9.3">
                <text:p>9.3</text:p>
              </table:table-cell>
              <table:table-cell office:value-type="float" office:value="99.0476190476191">
                <text:p>99.0476190476191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9.3">
                <text:p>9.3</text:p>
              </table:table-cell>
              <table:table-cell office:value-type="float" office:value="105.238095238095">
                <text:p>105.238095238095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9.3">
                <text:p>9.3</text:p>
              </table:table-cell>
              <table:table-cell office:value-type="float" office:value="111.428571428571">
                <text:p>111.428571428571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9.3">
                <text:p>9.3</text:p>
              </table:table-cell>
              <table:table-cell office:value-type="float" office:value="117.619047619048">
                <text:p>117.619047619048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9.3">
                <text:p>9.3</text:p>
              </table:table-cell>
              <table:table-cell office:value-type="float" office:value="123.809523809524">
                <text:p>123.809523809524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9.3">
                <text:p>9.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9.3">
                <text:p>9.3</text:p>
              </table:table-cell>
              <table:table-cell office:value-type="float" office:value="136.190476190476">
                <text:p>136.190476190476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9.3">
                <text:p>9.3</text:p>
              </table:table-cell>
              <table:table-cell office:value-type="float" office:value="142.380952380952">
                <text:p>142.380952380952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9.3">
                <text:p>9.3</text:p>
              </table:table-cell>
              <table:table-cell office:value-type="float" office:value="148.571428571429">
                <text:p>148.5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